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="Arrow" draw:marker-start-width="0.6cm" draw:marker-end="Arrow" draw:marker-end-width="0.6cm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co1" style:family="table-column">
      <style:table-column-properties style:column-width="2.694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ro1" style:family="table-row">
      <style:table-row-properties style:row-height="2.791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line-height="100%" fo:text-align="center" fo:border="none"/>
      <style:text-properties fo:font-size="18pt" style:font-size-asian="18pt" style:font-size-complex="18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47cm" svg:height="2.79cm" svg:x="0.028cm" svg:y="0.0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_</text:span></text:p>
              </table:table-cell>
              <table:table-cell>
                <text:p text:style-name="P1"><text:span text:style-name="T1">_</text:span></text:p>
              </table:table-cell>
              <table:table-cell table:style-name="ce2">
                <text:p text:style-name="P2"><text:span text:style-name="T2">c</text:span></text:p>
              </table:table-cell>
              <table:table-cell>
                <text:p text:style-name="P1"><text:span text:style-name="T1">_</text:span></text:p>
              </table:table-cell>
              <table:table-cell>
                <text:p text:style-name="P1"><text:span text:style-name="T1">_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5.455cm" svg:y1="4cm" svg:x2="8.3cm" svg:y2="4cm">
          <text:p text:style-name="P2"><text:span text:style-name="T3"/></text:p>
          <text:p text:style-name="P2"><text:span text:style-name="T3"/></text:p>
          <text:p text:style-name="P2"><text:span text:style-name="T3"/></text:p>
        </draw:line>
        <draw:line draw:style-name="gr1" draw:text-style-name="P3" draw:layer="layout" svg:x1="10.9cm" svg:y1="4cm" svg:x2="13.5cm" svg:y2="4cm">
          <text:p text:style-name="P2"><text:span text:style-name="T3"/></text:p>
          <text:p text:style-name="P2"><text:span text:style-name="T3"/></text:p>
          <text:p text:style-name="P2"><text:span text:style-name="T3"/></text:p>
        </draw:line>
        <draw:frame draw:style-name="gr2" draw:text-style-name="P2" draw:layer="layout" svg:width="2.73cm" svg:height="1cm" svg:x="5.5cm" svg:y="4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553cm" svg:height="1cm" svg:x="10.8cm" svg:y="4.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3.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1:05:37</meta:creation-date>
    <dc:date>2013-04-21T21:15:03</dc:date>
    <dc:creator>Sam Pattuzzi</dc:creator>
    <meta:editing-duration>PT18M18S</meta:editing-duration>
    <meta:editing-cycles>7</meta:editing-cycles>
    <meta:generator>LibreOffice/4.0.2.2$Linux_X86_64 LibreOffice_project/400m0$Build-2</meta:generator>
    <meta:document-statistic meta:object-count="5"/>
  </office:meta>
</office:document-meta>
</file>

<file path=Object 1/content.xml><?xml version="1.0" encoding="utf-8"?>
<math xmlns="http://www.w3.org/1998/Math/MathML">
  <semantics>
    <mrow>
      <msub>
        <mi mathvariant="italic">pad</mi>
        <mrow>
          <mi mathvariant="italic">start</mi>
        </mrow>
      </msub>
    </mrow>
    <annotation encoding="StarMath 5.0">pad_{start}</annotation>
  </semantics>
</math>
</file>

<file path=Object 2/content.xml><?xml version="1.0" encoding="utf-8"?>
<math xmlns="http://www.w3.org/1998/Math/MathML">
  <semantics>
    <mrow>
      <msub>
        <mi mathvariant="italic">pad</mi>
        <mrow>
          <mi mathvariant="italic">end</mi>
        </mrow>
      </msub>
    </mrow>
    <annotation encoding="StarMath 5.0">pad_{end}</annotation>
  </semantics>
</math>
</file>